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c85" officeooo:paragraph-rsid="0009cc85"/>
    </style:style>
    <style:style style:name="P2" style:family="paragraph" style:parent-style-name="Standard">
      <style:text-properties officeooo:rsid="000dc86c" officeooo:paragraph-rsid="000dc86c"/>
    </style:style>
    <style:style style:name="P3" style:family="paragraph" style:parent-style-name="Standard">
      <style:text-properties officeooo:rsid="0012e53a" officeooo:paragraph-rsid="0012e53a"/>
    </style:style>
    <style:style style:name="P4" style:family="paragraph" style:parent-style-name="Standard">
      <style:text-properties fo:language="eu" fo:country="ES" officeooo:rsid="0009cc85" officeooo:paragraph-rsid="0009cc85"/>
    </style:style>
    <style:style style:name="P5" style:family="paragraph" style:parent-style-name="Standard">
      <style:text-properties fo:language="eu" fo:country="ES" officeooo:rsid="000b6ab7" officeooo:paragraph-rsid="000b6ab7"/>
    </style:style>
    <style:style style:name="P6" style:family="paragraph" style:parent-style-name="Standard">
      <style:text-properties fo:language="eu" fo:country="ES" officeooo:rsid="000dc86c" officeooo:paragraph-rsid="000dc86c"/>
    </style:style>
    <style:style style:name="P7" style:family="paragraph" style:parent-style-name="Standard">
      <style:text-properties fo:language="eu" fo:country="ES" officeooo:rsid="0012e53a" officeooo:paragraph-rsid="0012e53a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officeooo:rsid="000dc86c"/>
    </style:style>
    <style:style style:name="T2" style:family="text">
      <style:text-properties officeooo:rsid="000fbc89"/>
    </style:style>
    <style:style style:name="T3" style:family="text">
      <style:text-properties officeooo:rsid="0014b6d2"/>
    </style:style>
    <style:style style:name="T4" style:family="text">
      <style:text-properties officeooo:rsid="00168da5"/>
    </style:style>
    <style:style style:name="T5" style:family="text">
      <style:text-properties fo:language="eu" fo:country="ES"/>
    </style:style>
    <style:style style:name="T6" style:family="text">
      <style:text-properties fo:language="eu" fo:country="ES" officeooo:rsid="000b6ab7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02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2" draw:name="Forma3" draw:style-name="gr2" draw:text-style-name="P9" svg:width="1.968cm" svg:height="1.154cm" svg:x="4.202cm" svg:y="-1.012cm"><draw:text-box><text:p><text:span text:style-name="T7">TCP</text:span></text:p></draw:text-box></draw:frame></text:p>
      <text:p text:style-name="Standard"><draw:line text:anchor-type="paragraph" draw:z-index="0" draw:name="Forma1" draw:style-name="gr1" draw:text-style-name="P8" svg:x1="2.293cm" svg:y1="1.753cm" svg:x2="2.293cm" svg:y2="8.084cm"><text:p/></draw:line><draw:line text:anchor-type="paragraph" draw:z-index="1" draw:name="Forma2" draw:style-name="gr1" draw:text-style-name="P8" svg:x1="7.678cm" svg:y1="1.79cm" svg:x2="7.717cm" svg:y2="8.255cm"><text:p/></draw:line><draw:frame text:anchor-type="paragraph" draw:z-index="3" draw:name="Forma4" draw:style-name="gr3" draw:text-style-name="P10" svg:width="0.983cm" svg:height="0.816cm" svg:x="2.159cm" svg:y="0.6cm"><draw:text-box><text:p><text:span text:style-name="T8">v</text:span></text:p></draw:text-box></draw:frame><draw:frame text:anchor-type="paragraph" draw:z-index="4" draw:name="Forma5" draw:style-name="gr4" draw:text-style-name="P10" svg:width="1.096cm" svg:height="0.851cm" svg:x="7.491cm" svg:y="0.66cm"><draw:text-box><text:p><text:span text:style-name="T8">c</text:span></text:p></draw:text-box></draw:frame><draw:custom-shape text:anchor-type="paragraph" draw:z-index="5" draw:name="Forma6" draw:style-name="gr5" draw:text-style-name="P11" svg:width="0.288cm" svg:height="0.306cm" draw:transform="skewX (0.00575958653158129) rotate (1.58179190108246) translate (2.55763888888889cm 2.62819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8" draw:name="Forma7" draw:style-name="gr1" draw:text-style-name="P8" svg:x1="7.017cm" svg:y1="2.492cm" svg:x2="2.863cm" svg:y2="2.492cm"><text:p/></draw:line><draw:frame text:anchor-type="paragraph" draw:z-index="9" draw:name="Forma8" draw:style-name="gr6" draw:text-style-name="P12" svg:width="0.398cm" svg:height="0.489cm" svg:x="4.353cm" svg:y="1.794cm"><draw:text-box><text:p>1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1" draw:name="Forma10" draw:style-name="gr6" draw:text-style-name="P13" svg:width="0.472cm" svg:height="0.489cm" svg:x="4.352cm" svg:y="0.33cm"><draw:text-box><text:p><text:span text:style-name="T9">2.</text:span></text:p></draw:text-box></draw:frame></text:p>
      <text:p text:style-name="Standard"><draw:line text:anchor-type="paragraph" draw:z-index="10" draw:name="Forma9" draw:style-name="gr1" draw:text-style-name="P8" svg:x1="2.819cm" svg:y1="0.332cm" svg:x2="7.185cm" svg:y2="0.332cm"><text:p/></draw:line><draw:custom-shape text:anchor-type="paragraph" draw:z-index="7" draw:name="Forma6" draw:style-name="gr5" draw:text-style-name="P11" svg:width="0.288cm" svg:height="0.306cm" draw:transform="skewX (0.00575958653158129) rotate (-1.57341432067289) translate (7.48947222222222cm 0.2046111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frame text:anchor-type="paragraph" draw:z-index="14" draw:name="Forma12" draw:style-name="gr7" draw:text-style-name="P12" svg:width="0.512cm" svg:height="0.625cm" svg:x="4.196cm" svg:y="0.337cm"><draw:text-box><text:p>3.</text:p></draw:text-box></draw:frame></text:p>
      <text:p text:style-name="Standard"><draw:custom-shape text:anchor-type="paragraph" draw:z-index="13" draw:name="Forma6" draw:style-name="gr5" draw:text-style-name="P11" svg:width="0.288cm" svg:height="0.306cm" draw:transform="skewX (0.00575958653158129) rotate (1.58179190108246) translate (2.55763888888889cm 0.7443611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line text:anchor-type="paragraph" draw:z-index="12" draw:name="Forma11" draw:style-name="gr1" draw:text-style-name="P8" svg:x1="7.354cm" svg:y1="0.12cm" svg:x2="2.854cm" svg:y2="0.101cm"><text:p/></draw:line><draw:custom-shape text:anchor-type="paragraph" draw:z-index="6" draw:name="Forma6" draw:style-name="gr5" draw:text-style-name="P11" svg:width="0.288cm" svg:height="0.306cm" draw:transform="skewX (0.00575958653158131) rotate (-0.670031899840623) translate (6.76804166666667cm 0.215194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1" draw:name="Forma18" draw:style-name="gr6" draw:text-style-name="P12" svg:width="0.946cm" svg:height="0.489cm" draw:transform="rotate (0.779114978090269) translate (5.35340277777778cm 0.993069444444445cm)"><draw:text-box><text:p>false</text:p></draw:text-box></draw:frame></text:p>
      <text:p text:style-name="Standard"><draw:line text:anchor-type="paragraph" draw:z-index="16" draw:name="Forma14" draw:style-name="gr1" draw:text-style-name="P8" svg:x1="5.614cm" svg:y1="1.087cm" svg:x2="6.709cm" svg:y2="0.011cm"><text:p/></draw:line><draw:frame text:anchor-type="paragraph" draw:z-index="19" draw:name="Forma16" draw:style-name="gr6" draw:text-style-name="P12" svg:width="0.493cm" svg:height="0.489cm" svg:x="3.328cm" svg:y="0.464cm"><draw:text-box><text:p>4.</text:p></draw:text-box></draw:frame></text:p>
      <text:p text:style-name="Standard"><draw:custom-shape text:anchor-type="paragraph" draw:z-index="18" draw:name="Forma6" draw:style-name="gr5" draw:text-style-name="P11" svg:width="0.288cm" svg:height="0.306cm" draw:transform="skewX (0.0057595865315813) rotate (-1.50080862378992) translate (7.01498611111111cm 0.437444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line text:anchor-type="paragraph" draw:z-index="15" draw:name="Forma13" draw:style-name="gr1" draw:text-style-name="P8" svg:x1="5.614cm" svg:y1="0.113cm" svg:x2="2.741cm" svg:y2="0.113cm"><text:p/></draw:line><draw:line text:anchor-type="paragraph" draw:z-index="17" draw:name="Forma15" draw:style-name="gr1" draw:text-style-name="P8" svg:x1="5.614cm" svg:y1="0.113cm" svg:x2="6.709cm" svg:y2="0.113cm"><text:p/></draw:line><draw:frame text:anchor-type="paragraph" draw:z-index="20" draw:name="Forma17" draw:style-name="gr6" draw:text-style-name="P12" svg:width="0.738cm" svg:height="0.489cm" svg:x="5.613cm" svg:y="0.205cm"><draw:text-box><text:p>tru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<text:span text:style-name="T5">. bezeroak gako-publikoa bidaltzen dio </text:span><text:span text:style-name="T6">biktimari.</text:span></text:p>
      <text:p text:style-name="P4"/>
      <text:p text:style-name="P5">2. biktimak bere gako publi<text:span text:style-name="T1">k</text:span>oa bidaltzen dio bezeroari.</text:p>
      <text:p text:style-name="P5"/>
      <text:p text:style-name="P6">3. <text:span text:style-name="T2">bezeroak bere firma bidaltzen dio.</text:span></text:p>
      <text:p text:style-name="P6"/>
      <text:p text:style-name="P7">4.</text:p>
      <text:p text:style-name="P7"><text:tab/>-true: bidalitako firma bezeroaren<text:span text:style-name="T4">a</text:span> dela konprobatzen badu, <text:span text:style-name="T3">mezuak bidali ditzazkezu</text:span></text:p>
      <text:p text:style-name="P7"/>
      <text:p text:style-name="P7"><text:tab/>-<text:span text:style-name="T3">false: ez badu firma zuzena jasotzen , ez dizu uzten mezuak bidaltzen eta firma egokia<text:tab/><text:tab/><text:tab/>lortu harte egotenda itsaroten 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4:51:18.184000000</meta:creation-date>
    <dc:date>2020-03-05T19:54:28.521000000</dc:date>
    <meta:editing-duration>PT2H24M14S</meta:editing-duration>
    <meta:editing-cycles>4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6" meta:word-count="50" meta:character-count="351" meta:non-whitespace-character-count="302"/>
  </office:meta>
</office:document-meta>
</file>